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text-position="0% 100%" fo:font-size="12pt" style:text-underline-style="solid" style:text-underline-width="auto" style:text-underline-color="font-color" officeooo:rsid="001fac76" officeooo:paragraph-rsid="001fac76" fo:background-color="transparent" style:font-size-asian="12pt" style:font-size-complex="12pt"/>
    </style:style>
    <style:style style:name="P2" style:family="paragraph" style:parent-style-name="Standard">
      <style:text-properties fo:color="#000000" loext:opacity="100%" style:font-name="Arial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loext:opacity="100%" style:font-name="Arial" fo:font-size="10pt" style:text-underline-style="solid" style:text-underline-width="auto" style:text-underline-color="font-color" fo:font-weight="bold" officeooo:rsid="001fac76" officeooo:paragraph-rsid="001fac76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Arial" fo:font-size="10pt" style:text-underline-style="solid" style:text-underline-width="auto" style:text-underline-color="font-color" fo:font-weight="bold" officeooo:rsid="001fac76" officeooo:paragraph-rsid="001fac76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loext:opacity="100%" style:font-name="Arial" fo:font-size="10pt" style:text-underline-style="solid" style:text-underline-width="auto" style:text-underline-color="font-color" fo:font-weight="bold" officeooo:rsid="0020138d" officeooo:paragraph-rsid="0020138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" fo:font-size="10pt" style:text-underline-style="none" fo:font-weight="bold" officeooo:rsid="001fac76" officeooo:paragraph-rsid="0020138d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" fo:font-size="10pt" style:text-underline-style="none" fo:font-weight="bold" officeooo:rsid="001fac76" officeooo:paragraph-rsid="001fac76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Arial" fo:font-size="10pt" style:text-underline-style="none" fo:font-weight="bold" officeooo:rsid="0020138d" officeooo:paragraph-rsid="0020138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rial" fo:font-size="10pt" style:text-underline-style="none" fo:font-weight="bold" officeooo:rsid="0020138d" officeooo:paragraph-rsid="0021c2cf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" fo:font-size="10pt" style:text-underline-style="none" fo:font-weight="bold" officeooo:rsid="0021c2cf" officeooo:paragraph-rsid="0021c2cf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" fo:font-size="10pt" fo:font-weight="bold" officeooo:paragraph-rsid="0020138d" fo:background-color="transparent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Arial" fo:font-size="12pt" style:text-underline-style="solid" style:text-underline-width="auto" style:text-underline-color="font-color" fo:font-weight="bold" officeooo:rsid="001fac76" officeooo:paragraph-rsid="001fac76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Arial" fo:font-size="12pt" style:text-underline-style="none" fo:font-weight="bold" officeooo:rsid="0020138d" officeooo:paragraph-rsid="0020138d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rial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0pt" fo:font-weight="bold" officeooo:paragraph-rsid="0021c2cf" fo:background-color="transparent"/>
    </style:style>
    <style:style style:name="P16" style:family="paragraph" style:parent-style-name="Standard">
      <style:text-properties style:font-name="Arial" fo:font-size="10pt" fo:font-weight="bold" officeooo:rsid="0021c2cf" officeooo:paragraph-rsid="0021c2cf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 fo:font-size="10pt" fo:font-weight="bold" officeooo:rsid="0021c2cf" officeooo:paragraph-rsid="00237dda" fo:background-color="transparent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ffffff" loext:opacity="100%" style:font-name="Arial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paragraph-rsid="0021c2cf" fo:background-color="transparent"/>
    </style:style>
    <style:style style:name="P20" style:family="paragraph" style:parent-style-name="Standard">
      <style:paragraph-properties fo:text-align="start" style:justify-single-word="false"/>
      <style:text-properties officeooo:paragraph-rsid="0021c2cf" fo:background-color="transparent"/>
    </style:style>
    <style:style style:name="P21" style:family="paragraph" style:parent-style-name="Standard">
      <style:text-properties officeooo:paragraph-rsid="0021c2cf" fo:background-color="transparent"/>
    </style:style>
    <style:style style:name="P22" style:family="paragraph" style:parent-style-name="Standard">
      <style:text-properties fo:color="#000000" loext:opacity="100%" style:font-name="Arial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21c2cf"/>
    </style:style>
    <style:style style:name="T2" style:family="text">
      <style:text-properties officeooo:rsid="001fac76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tyle="normal" style:font-style-asian="normal" style:font-style-complex="normal"/>
    </style:style>
    <style:style style:name="T5" style:family="text">
      <style:text-properties fo:color="#000000" loext:opacity="100%" fo:background-color="#0839fa" loext:char-shading-value="0"/>
    </style:style>
    <style:style style:name="T6" style:family="text">
      <style:text-properties fo:color="#000000" loext:opacity="100%" fo:font-size="12pt" style:text-underline-style="none" officeooo:rsid="0021c2cf" style:font-size-asian="10.5pt" style:font-weight-asian="bold" style:font-size-complex="12pt" style:font-weight-complex="bold"/>
    </style:style>
    <style:style style:name="T7" style:family="text">
      <style:text-properties fo:color="#000000" loext:opacity="100%" style:font-name="Arial" fo:font-size="10pt" style:text-underline-style="none" fo:font-weight="bold" officeooo:rsid="0021c2cf" style:font-size-asian="10pt" style:font-weight-asian="bold" style:font-size-complex="10pt" style:font-weight-complex="bold"/>
    </style:style>
    <style:style style:name="T8" style:family="text">
      <style:text-properties officeooo:rsid="0020138d"/>
    </style:style>
    <style:style style:name="T9" style:family="text">
      <style:text-properties fo:font-variant="normal" fo:text-transform="none" fo:color="#000000" loext:opacity="100%" style:font-name="Arial" fo:font-size="10pt" fo:letter-spacing="normal" fo:font-style="normal" style:text-underline-style="none" style:font-size-asian="10pt" style:font-size-complex="10pt"/>
    </style:style>
    <style:style style:name="T10" style:family="text">
      <style:text-properties fo:font-variant="normal" fo:text-transform="none" fo:color="#000000" loext:opacity="100%" style:font-name="Arial" fo:font-size="10pt" fo:letter-spacing="normal" fo:font-style="normal" style:text-underline-style="none" officeooo:rsid="0021c2cf" style:font-size-asian="10pt" style:font-size-complex="10pt"/>
    </style:style>
    <style:style style:name="T11" style:family="text">
      <style:text-properties fo:font-variant="normal" fo:text-transform="none" fo:color="#000000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1d35" loext:opacity="100%" style:font-name="Arial" fo:font-size="10pt" fo:letter-spacing="normal" fo:font-style="normal" fo:font-weight="normal" officeooo:rsid="0021c2cf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001d35" loext:opacity="100%" fo:letter-spacing="normal" fo:font-style="normal" style:font-size-asian="10pt" style:font-size-complex="10pt"/>
    </style:style>
    <style:style style:name="T14" style:family="text">
      <style:text-properties fo:font-variant="normal" fo:text-transform="none" fo:color="#001d35" loext:opacity="100%" fo:letter-spacing="normal" fo:font-style="normal" fo:font-weight="normal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1d35" loext:opacity="100%" fo:letter-spacing="normal" fo:font-style="normal" fo:font-weight="normal" officeooo:rsid="0021c2cf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1f1f1f" loext:opacity="100%" style:font-name="Arial1" fo:letter-spacing="normal" fo:font-style="normal"/>
    </style:style>
    <style:style style:name="T17" style:family="text">
      <style:text-properties fo:font-variant="normal" fo:text-transform="none" fo:color="#545d7e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040c28" loext:opacity="100%" fo:letter-spacing="normal" fo:font-style="normal" fo:font-weight="normal" style:font-size-asian="10pt" style:font-size-complex="10pt" loext:padding="0cm" loext:border="none"/>
    </style:style>
    <style:style style:name="T19" style:family="text">
      <style:text-properties officeooo:rsid="0021fc3e"/>
    </style:style>
    <style:style style:name="T20" style:family="text">
      <style:text-properties style:text-underline-style="none" officeooo:rsid="0020138d" style:font-size-asian="10pt" style:font-weight-asian="bold" style:font-size-complex="10pt" style:font-weight-complex="bold"/>
    </style:style>
    <style:style style:name="T21" style:family="text">
      <style:text-properties officeooo:rsid="00237dda"/>
    </style:style>
    <style:style style:name="T22" style:family="text">
      <style:text-properties officeooo:rsid="0021c2cf" style:font-size-asian="10pt" style:font-weight-asian="bold" style:font-size-complex="10pt" style:font-weight-complex="bold"/>
    </style:style>
    <style:style style:name="T23" style:family="text">
      <style:text-properties style:font-name="Arial" fo:font-size="10pt" fo:font-weight="bold" officeooo:rsid="0021c2cf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">Nome completo:</text:span><text:span text:style-name="T4">Carlos Henrique de Oliveira Alves</text:span></text:p>
      <text:p text:style-name="P2">endereço:<text:span text:style-name="T1">Rosa do córrego vermelho</text:span><text:span text:style-name="T5"/></text:p>
      <text:p text:style-name="P3">Telefone:</text:p>
      <text:p text:style-name="P2">E-mail:</text:p>
      <text:p text:style-name="P2">Linkedn:</text:p>
      <text:p text:style-name="P2">Data de nasciment<text:span text:style-name="T2">o</text:span>:<text:span text:style-name="T8">12/03/2025</text:span></text:p>
      <text:p text:style-name="P5">Idade:15 anos</text:p>
      <text:p text:style-name="P18"/>
      <text:p text:style-name="P12">Objetivo profissional</text:p>
      <text:p text:style-name="P4">Ingressa no mercado de trabalho e aplicar meus conhecimentos acadêmicos e</text:p>
      <text:p text:style-name="P4">experiências em [área de interesse:GASTRONOMIA,etc]contribuindo para o </text:p>
      <text:p text:style-name="P4">crescimento da empresa enquanto evoluo profissional e pessoalmente</text:p>
      <text:p text:style-name="P4"/>
      <text:p text:style-name="P12">Formação acadêmica</text:p>
      <text:p text:style-name="P6">&gt;Bacharelado em:<text:span text:style-name="T8">G</text:span>astronomia <text:span text:style-name="T8">Artística</text:span></text:p>
      <text:p text:style-name="P7">Universidade:<text:span text:style-name="T8">UFMG</text:span></text:p>
      <text:p text:style-name="P8">Conclusão:<text:span text:style-name="T1">Março de 203</text:span><text:span text:style-name="T21">2</text:span></text:p>
      <text:p text:style-name="P8">Principais disciplinas:Artística</text:p>
      <text:p text:style-name="P19"><text:span text:style-name="T6">Destaques:</text:span><text:span text:style-name="T9">pela sua capacidade de transformar ingredientes em experiências sensoriais únicas, combinando a técnica com a criatividade e a expressão individual do </text:span><text:span text:style-name="T10">chnf.</text:span></text:p>
      <text:p text:style-name="P8"/>
      <text:p text:style-name="P8">&gt;curso técnico em:<text:span text:style-name="T21">Informática</text:span></text:p>
      <text:p text:style-name="P6"><text:span text:style-name="T8">Escola / </text:span>Universidade:<text:span text:style-name="T1">Harvard</text:span></text:p>
      <text:p text:style-name="P8">Conclusão:<text:span text:style-name="T19">dez 2032</text:span></text:p>
      <text:p text:style-name="P8">Principais disciplinas:<text:span text:style-name="T19">Informática</text:span></text:p>
      <text:p text:style-name="P11"><text:span text:style-name="T20">Destaques:</text:span><text:span text:style-name="T13">áreas com alta demanda e boas oportunidades de emprego, como segurança do trabalho, enfermagem, informática, mecânica, automação industrial e áreas da saúde como radiologia e hemoterapia</text:span></text:p>
      <text:p text:style-name="P8"/>
      <text:p text:style-name="P8">&gt;Ensino Médio</text:p>
      <text:p text:style-name="P8">Escoa Estadual:<text:span text:style-name="T1">Escola Estadual Emília Cabral Mota</text:span></text:p>
      <text:p text:style-name="P8">Conclusão:<text:span text:style-name="T19">2028</text:span></text:p>
      <text:p text:style-name="P8">Principais disciplinas:<text:span text:style-name="T1">Física,Matemática.</text:span></text:p>
      <text:p text:style-name="P8">Destaques:<text:span text:style-name="T1">Equação de 1 gral</text:span></text:p>
      <text:p text:style-name="P8"/>
      <text:p text:style-name="P13">Experiencia profissional</text:p>
      <text:p text:style-name="P8">&gt;Estagiário em:<text:span text:style-name="T19">Mecânico</text:span></text:p>
      <text:p text:style-name="P8">Empresa:<text:span text:style-name="T19">oficina do tome</text:span></text:p>
      <text:p text:style-name="P8">Período:<text:span text:style-name="T19">2022 ate 202</text:span><text:span text:style-name="T21">3</text:span></text:p>
      <text:p text:style-name="P10">Atividades principal:<text:span text:style-name="T19">Força</text:span></text:p>
      <text:p text:style-name="P15"><text:span text:style-name="T22">Projeto social:</text:span><text:span text:style-name="T14">conjunto de ações planeadas e executadas com o objetivo de melhorar a vida das pessoas, especialmente aquelas em situação de vulnerabilidade social, econômica ou cultural</text:span></text:p>
      <text:p text:style-name="P15"><text:span text:style-name="T22">Atividades:</text:span><text:span text:style-name="T18">Trabalho realizado por várias forças</text:span></text:p>
      <text:p text:style-name="P16"><text:s/></text:p>
      <text:p text:style-name="P17">&gt;<text:span text:style-name="T16">1°</text:span>Emprego em:<text:span text:style-name="T21">Advogado</text:span></text:p>
      <text:p text:style-name="P9">Empresa:<text:span text:style-name="T21">SGF Advogodo</text:span></text:p>
      <text:p text:style-name="P9">Período:<text:span text:style-name="T21">2024 ade 2026</text:span></text:p>
      <text:p text:style-name="P20"><text:span text:style-name="T7">Atividades principal:</text:span><text:span text:style-name="T11">A advocacia é considerada a principal atividade, o que implica que é a sua fonte de sustento e o foco principal das suas atividades profissionais</text:span><text:span text:style-name="T17">.</text:span></text:p>
      <text:p text:style-name="P21"><text:span text:style-name="T23">Projeto social:</text:span><text:span text:style-name="T12">dedica seu tempo e conhecimento para defender os direitos de pessoas em situação de vulnerabilidade, oferecendo assistência jurídica gratuita ou a um custo reduzido.</text:span></text:p>
      <text:p text:style-name="P15"><text:span text:style-name="T22">Atividades:</text:span><text:span text:style-name="T15">Um advogado em atividades significa que o profissional está a exercer a sua profissão, seja como advogado autônomo, seja como funcionário de um escritório de advocacia, ou ainda em outras áreas onde a sua formação jurídica é utilizad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text-position="0% 100%" fo:font-size="12pt" style:text-underline-style="solid" style:text-underline-width="auto" style:text-underline-color="font-color" officeooo:rsid="001fac76" officeooo:paragraph-rsid="001fac76" fo:background-color="transparent" style:font-size-asian="12pt" style:font-size-complex="12pt"/>
    </style:style>
    <style:style style:name="MT1" style:family="text">
      <style:text-properties officeooo:rsid="0021c2c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urrícul<text:span text:style-name="MT1">o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0:49:05.408248063</meta:creation-date>
    <dc:title>Documento modelo</dc:title>
    <meta:editing-duration>PT3H39M4S</meta:editing-duration>
    <meta:editing-cycles>7</meta:editing-cycles>
    <meta:generator>LibreOffice/7.4.7.2$Linux_X86_64 LibreOffice_project/40$Build-2</meta:generator>
    <dc:date>2025-06-03T16:00:18.295475876</dc:date>
    <meta:document-statistic meta:table-count="0" meta:image-count="0" meta:object-count="0" meta:page-count="1" meta:paragraph-count="42" meta:word-count="270" meta:character-count="2134" meta:non-whitespace-character-count="1903"/>
    <meta:template xlink:type="simple" xlink:actuate="onRequest" xlink:title="Documento modelo" xlink:href="../../Modelos/Documento%20modelo.ott" meta:date="2025-05-23T10:49:04.597344798"/>
  </office:meta>
</office:document-meta>
</file>